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style-name="ce14"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table:table-cell table:style-name="ce27"/>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5">05.12.2011</text:date>, <text:time>12:51:26</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2-05T12:51:26.29</dc:date>
    <meta:editing-cycles>113</meta:editing-cycles>
    <meta:editing-duration>PT9H42M57S</meta:editing-duration>
    <meta:document-statistic meta:table-count="2" meta:cell-count="668" meta:object-count="0"/>
  </office:meta>
</office:document-meta>
</file>